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top" draw:auto-grow-height="false" fo:min-height="13.212cm" fo:min-width="25.40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5.084cm" fo:min-width="6.612cm"/>
      <style:paragraph-properties style:writing-mode="lr-tb"/>
    </style:style>
    <style:style style:name="gr4" style:family="graphic" style:parent-style-name="standard">
      <style:graphic-properties svg:stroke-color="#0000ff" draw:fill-color="#0000ff" draw:textarea-horizontal-align="justify" draw:textarea-vertical-align="middle" draw:auto-grow-height="false" fo:min-height="0.766cm" fo:min-width="5.342cm"/>
      <style:paragraph-properties style:writing-mode="lr-tb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11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style:text-underline-style="solid" style:text-underline-width="auto" style:text-underline-color="font-colo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-color="#0000ff"/>
      <style:paragraph-properties fo:text-align="start" style:writing-mode="lr-tb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-color="#ff0000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nvoy Filter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are HTTP Filter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that can interact with the request/response</text:p>
              </text:list-item>
              <text:list-item>
                <text:p>Async IO</text:p>
              </text:list-item>
              <text:list-item>
                <text:p>Transparently work with HTTP 1.1 or 2 (and soon 3).</text:p>
              </text:list-item>
              <text:list-item>
                <text:p>Chained togeth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gramming Model: Async I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nvoy multiplexes many requests on the same thread</text:p>
              </text:list-item>
              <text:list-item>
                <text:p>Filter MUST not perform any IO or blocking operations</text:p>
              </text:list-item>
              <text:list-item>
                <text:p>Blocking code will compile, but will block ALL requests on the same threa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sync IO Model</text:p>
          </draw:text-box>
        </draw:frame>
        <draw:frame draw:style-name="standard" draw:layer="layout" svg:width="25.198cm" svg:height="5.57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Instead of this</text:span></text:p>
              </table:table-cell>
              <table:table-cell>
                <text:p text:style-name="P3"><text:span text:style-name="T1">Do this</text:span></text:p>
              </table:table-cell>
            </table:table-row>
            <table:table-row table:style-name="ro1" table:default-cell-style-name="gray2">
              <table:table-cell>
                <text:p>Sleep</text:p>
              </table:table-cell>
              <table:table-cell>
                <text:p>Timer + callback</text:p>
              </table:table-cell>
            </table:table-row>
            <table:table-row table:style-name="ro1" table:default-cell-style-name="gray1">
              <table:table-cell>
                <text:p>open/read file lazily</text:p>
              </table:table-cell>
              <table:table-cell>
                <text:p>open/read files during filter configuration only!</text:p>
              </table:table-cell>
            </table:table-row>
            <table:table-row table:style-name="ro1" table:default-cell-style-name="gray2">
              <table:table-cell>
                <text:p>Use libcurl for http requests</text:p>
              </table:table-cell>
              <table:table-cell>
                <text:p>Use envoy HTTP client (+ callbacks)</text:p>
              </table:table-cell>
            </table:table-row>
            <table:table-row table:style-name="ro1" table:default-cell-style-name="gray1">
              <table:table-cell>
                <text:p>Locks / Mutex</text:p>
              </table:table-cell>
              <table:table-cell>
                <text:p>Thread Local Storag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lt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Main functions to write:</text:p>
                <text:list>
                  <text:list-item>
                    <text:p>decodeHeaders; called when headers arrive</text:p>
                  </text:list-item>
                  <text:list-item>
                    <text:p>decodeData; called zero or more times with body</text:p>
                  </text:list-item>
                  <text:list-item>
                    <text:p>decodeTrailers; called zero or one time with trailers.</text:p>
                  </text:list-item>
                </text:list>
              </text:list-item>
              <text:list-item>
                <text:p>Each function can make a decision:</text:p>
                <text:list>
                  <text:list-item>
                    <text:p>Continue the filter chain iteration</text:p>
                  </text:list-item>
                  <text:list-item>
                    <text:p>Stop the filter chain it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2" draw:text-style-name="P5" draw:layer="layout" svg:width="25.908cm" svg:height="13.462cm" svg:x="1.016cm" svg:y="1.27cm">
          <text:p text:style-name="P4"><text:span text:style-name="T2">Filter Cha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3" draw:text-style-name="P6" draw:layer="layout" svg:width="7.112cm" svg:height="5.334cm" svg:x="2.334cm" svg:y="5.588cm">
            <text:p text:style-name="P6">Filter 1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5.842cm" svg:height="1.016cm" svg:x="2.969cm" svg:y="7.112cm">
            <text:p text:style-name="P7">decodeHeaders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5.842cm" svg:height="1.016cm" svg:x="2.969cm" svg:y="8.348cm">
            <text:p text:style-name="P7">decodeData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5.842cm" svg:height="1.016cm" svg:x="2.969cm" svg:y="9.582cm">
            <text:p text:style-name="P7">decodeTrailers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10" draw:layer="layout" svg:width="0.508cm" svg:height="0.508cm" svg:x="2.588cm" svg:y="6.858cm">
          <text:p text:style-name="P9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6" draw:layer="layout" svg:width="7.112cm" svg:height="5.334cm" svg:x="10.463cm" svg:y="5.588cm">
            <text:p text:style-name="P6">Filter 2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5.842cm" svg:height="1.016cm" svg:x="11.098cm" svg:y="7.112cm">
            <text:p text:style-name="P7">decodeHeaders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5.842cm" svg:height="1.016cm" svg:x="11.098cm" svg:y="8.348cm">
            <text:p text:style-name="P7">decodeData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5.842cm" svg:height="1.016cm" svg:x="11.098cm" svg:y="9.582cm">
            <text:p text:style-name="P7">decodeTrailers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6" draw:layer="layout" svg:width="7.112cm" svg:height="5.334cm" svg:x="18.59cm" svg:y="5.588cm">
            <text:p text:style-name="P6">Router Filter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5.842cm" svg:height="1.016cm" svg:x="19.225cm" svg:y="7.112cm">
            <text:p text:style-name="P7">decodeHeaders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5.842cm" svg:height="1.016cm" svg:x="19.225cm" svg:y="8.348cm">
            <text:p text:style-name="P7">decodeData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5.842cm" svg:height="1.016cm" svg:x="19.225cm" svg:y="9.582cm">
            <text:p text:style-name="P7">decodeTrailers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10" draw:layer="layout" svg:width="0.508cm" svg:height="0.508cm" svg:x="10.789cm" svg:y="6.859cm">
          <text:p text:style-name="P9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0.508cm" svg:height="0.508cm" svg:x="2.589cm" svg:y="8.159cm">
          <text:p text:style-name="P9"><text:span text:style-name="T3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et’s look at some cod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screen"/>
      <draw:layer draw:name="DrawnInSlideshow" draw:display="screen"/>
      <draw:layer draw:name="DrawnInSlideshow" draw:display="screen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9:09:35.371364510</meta:creation-date>
    <dc:date>2020-09-15T12:52:19.067413197</dc:date>
    <meta:editing-duration>PT3H28M11S</meta:editing-duration>
    <meta:editing-cycles>21</meta:editing-cycles>
    <meta:generator>LibreOffice/6.4.6.2$Linux_X86_64 LibreOffice_project/40$Build-2</meta:generator>
    <meta:document-statistic meta:object-count="66"/>
  </office:meta>
</office:document-meta>
</file>